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text/xml" manifest:full-path="content.xml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Object 24/settings.xml"/>
  <manifest:file-entry manifest:media-type="text/xml" manifest:full-path="Object 24/content.xml"/>
  <manifest:file-entry manifest:media-type="application/vnd.oasis.opendocument.formula" manifest:version="1.2" manifest:full-path="Object 24/"/>
  <manifest:file-entry manifest:media-type="text/xml" manifest:full-path="Object 25/settings.xml"/>
  <manifest:file-entry manifest:media-type="text/xml" manifest:full-path="Object 25/content.xml"/>
  <manifest:file-entry manifest:media-type="application/vnd.oasis.opendocument.formula" manifest:version="1.2" manifest:full-path="Object 25/"/>
  <manifest:file-entry manifest:media-type="text/xml" manifest:full-path="Object 26/settings.xml"/>
  <manifest:file-entry manifest:media-type="text/xml" manifest:full-path="Object 26/content.xml"/>
  <manifest:file-entry manifest:media-type="application/vnd.oasis.opendocument.formula" manifest:version="1.2" manifest:full-path="Object 26/"/>
  <manifest:file-entry manifest:media-type="image/png" manifest:full-path="Thumbnails/thumbnail.png"/>
  <manifest:file-entry manifest:media-type="text/xml" manifest:full-path="Object 27/settings.xml"/>
  <manifest:file-entry manifest:media-type="text/xml" manifest:full-path="Object 27/content.xml"/>
  <manifest:file-entry manifest:media-type="application/vnd.oasis.opendocument.formula" manifest:version="1.2" manifest:full-path="Object 27/"/>
  <manifest:file-entry manifest:media-type="text/xml" manifest:full-path="Object 28/settings.xml"/>
  <manifest:file-entry manifest:media-type="text/xml" manifest:full-path="Object 28/content.xml"/>
  <manifest:file-entry manifest:media-type="application/vnd.oasis.opendocument.formula" manifest:version="1.2" manifest:full-path="Object 28/"/>
  <manifest:file-entry manifest:media-type="text/xml" manifest:full-path="Object 29/settings.xml"/>
  <manifest:file-entry manifest:media-type="text/xml" manifest:full-path="Object 29/content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" manifest:full-path="ObjectReplacements/Object 20"/>
  <manifest:file-entry manifest:media-type="" manifest:full-path="ObjectReplacements/Object 21"/>
  <manifest:file-entry manifest:media-type="" manifest:full-path="ObjectReplacements/Object 22"/>
  <manifest:file-entry manifest:media-type="" manifest:full-path="ObjectReplacements/Object 23"/>
  <manifest:file-entry manifest:media-type="" manifest:full-path="ObjectReplacements/Object 24"/>
  <manifest:file-entry manifest:media-type="" manifest:full-path="ObjectReplacements/Object 25"/>
  <manifest:file-entry manifest:media-type="" manifest:full-path="ObjectReplacements/Object 26"/>
  <manifest:file-entry manifest:media-type="" manifest:full-path="ObjectReplacements/Object 27"/>
  <manifest:file-entry manifest:media-type="" manifest:full-path="ObjectReplacements/Object 28"/>
  <manifest:file-entry manifest:media-type="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10"/>
  <manifest:file-entry manifest:media-type="" manifest:full-path="ObjectReplacements/Object 3"/>
  <manifest:file-entry manifest:media-type="" manifest:full-path="ObjectReplacements/Object 11"/>
  <manifest:file-entry manifest:media-type="application/x-openoffice-gdimetafile;windows_formatname=&quot;GDIMetaFile&quot;" manifest:full-path="ObjectReplacements/Object 4"/>
  <manifest:file-entry manifest:media-type="" manifest:full-path="ObjectReplacements/Object 12"/>
  <manifest:file-entry manifest:media-type="" manifest:full-path="ObjectReplacements/Object 5"/>
  <manifest:file-entry manifest:media-type="" manifest:full-path="ObjectReplacements/Object 13"/>
  <manifest:file-entry manifest:media-type="" manifest:full-path="ObjectReplacements/Object 6"/>
  <manifest:file-entry manifest:media-type="" manifest:full-path="ObjectReplacements/Object 1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5"/>
  <manifest:file-entry manifest:media-type="" manifest:full-path="ObjectReplacements/Object 8"/>
  <manifest:file-entry manifest:media-type="" manifest:full-path="ObjectReplacements/Object 16"/>
  <manifest:file-entry manifest:media-type="" manifest:full-path="ObjectReplacements/Object 9"/>
  <manifest:file-entry manifest:media-type="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application/rdf+xml" manifest:full-path="manifest.rdf"/>
  <manifest:file-entry manifest:media-type="application/binary" manifest:full-path="layout-cache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to calculo numérico</text:p>
      <text:p text:style-name="Standard">Gabriel Hidasy Rezende RA 116928</text:p>
      <text:p text:style-name="Standard">Heitor Alves Siqueira RA XXXXXX</text:p>
      <text:p text:style-name="Standard"/>
      <text:p text:style-name="Standard">1 – Para descobrir o juro real deste financiamento escrevemos o seguinte programa em C:</text:p>
      <text:p text:style-name="Standard">#include &lt;stdio.h&gt;</text:p>
      <text:p text:style-name="Standard">int main () {</text:p>
      <text:p text:style-name="Standard"><text:s text:c="2"/>double Vi=51900.0; //Valor total do carro</text:p>
      <text:p text:style-name="Standard"><text:s text:c="2"/>double Ven=25000.0; //Valor da entrada</text:p>
      <text:p text:style-name="Standard"><text:s text:c="2"/>double parcela=751.0; </text:p>
      <text:p text:style-name="Standard"><text:s text:c="2"/>int meses=60</text:p>
      <text:p text:style-name="Standard"><text:s text:c="2"/>int k=0;</text:p>
      <text:p text:style-name="Standard"><text:s text:c="2"/>double montanteA=Ven; //Valores de<draw:frame draw:style-name="fr1" draw:name="Object1" text:anchor-type="as-char" svg:y="-0.152in" svg:width="0.4173in" svg:height="0.2126in" draw:z-index="0"><draw:object xlink:href="./Object 1" xlink:type="simple" xlink:show="embed" xlink:actuate="onLoad"/><draw:image xlink:href="./ObjectReplacements/Object 1" xlink:type="simple" xlink:show="embed" xlink:actuate="onLoad"/></draw:frame> do método das secantes</text:p>
      <text:p text:style-name="Standard"><text:s text:c="2"/>double montanteB=Ven;</text:p>
      <text:p text:style-name="Standard"><text:s text:c="2"/>double chuteA=3.; //Valores dos chutes do método das secantes</text:p>
      <text:p text:style-name="Standard"><text:s text:c="2"/>double chuteB=2.;</text:p>
      <text:p text:style-name="Standard"><text:s text:c="2"/>double chute; //chute auxiliar para o método das secantes</text:p>
      <text:p text:style-name="Standard"/>
      <text:p text:style-name="Standard"><text:s text:c="2"/>while(1) {</text:p>
      <text:p text:style-name="Standard"><text:s text:c="4"/>montanteA=Vi-Ven,montanteB=Vi-Ven; //Inicializa os montantes para o valor total financiado</text:p>
      <text:p text:style-name="Standard"><text:s text:c="4"/>while(k&lt;meses) { //calcula<draw:frame draw:style-name="fr1" draw:name="Object2" text:anchor-type="as-char" svg:y="-0.152in" svg:width="0.4173in" svg:height="0.2126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text:s text:c="6"/>montanteA=(montanteA*(1+chuteA/100))-parcela;</text:p>
      <text:p text:style-name="Standard"><text:s text:c="6"/>k++;</text:p>
      <text:p text:style-name="Standard"><text:s text:c="4"/>}</text:p>
      <text:p text:style-name="Standard"><text:s text:c="4"/>k=0;</text:p>
      <text:p text:style-name="Standard"><text:s text:c="4"/>while(k&lt;meses) { //calcula<draw:frame draw:style-name="fr1" draw:name="Object3" text:anchor-type="as-char" svg:y="-0.152in" svg:width="0.4173in" svg:height="0.212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Standard"><text:s text:c="6"/>montanteB=(montanteB*(1+chuteB/100))-parcela;</text:p>
      <text:p text:style-name="Standard"><text:s text:c="6"/>k++;</text:p>
      <text:p text:style-name="Standard"><text:s text:c="4"/>}</text:p>
      <text:p text:style-name="Standard"><text:s text:c="4"/>k=0;</text:p>
      <text:p text:style-name="Standard"><text:s text:c="4"/>chute = chuteB - ((chuteB – chuteA)*montanteB)/(montanteB-montanteA);</text:p>
      <text:p text:style-name="Standard"><text:s text:c="4"/>//O método das secantes </text:p>
      <text:p text:style-name="Standard"><text:s text:c="4"/>chuteA=chuteB;</text:p>
      <text:p text:style-name="Standard"><text:s text:c="4"/>chuteB=chute;</text:p>
      <text:p text:style-name="Standard"><text:s text:c="4"/>if(montanteB&lt;0.001 &amp;&amp; montanteB&gt;-0.001) break; //Condição de parada <text:s text:c="3"/></text:p>
      <text:p text:style-name="Standard"><text:s text:c="2"/>}</text:p>
      <text:p text:style-name="Standard"><text:s text:c="2"/>printf("Taxa de juros real=%lf\n",chuteB);</text:p>
      <text:p text:style-name="Standard"><text:s text:c="2"/>return 0;</text:p>
      <text:p text:style-name="Standard">}</text:p>
      <text:p text:style-name="Standard">A saida foi:</text:p>
      <text:p text:style-name="Standard">Taxa de juros real=1.877080</text:p>
      <text:p text:style-name="Standard"/>
      <text:p text:style-name="Standard">Ex2: </text:p>
      <text:p text:style-name="Standard">Usei o seguinte anuncio:</text:p>
      <text:p text:style-name="Standard"/>
      <text:p text:style-name="Standard">Resultados:</text:p>
      <text:p text:style-name="Standard">O juro anunciado não corresponde ao encontrado 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Ex3:</text:p>
      <text:p text:style-name="Standard"><text:tab/>Para descobrir qual a opção mais vantajosa basta simular cada uma das opções, retirar C e depositar o valor das parcelas as ou retirar a entrada e depois as parcelas a cada mês (vale ressaltar que na opção de depositar as parcelas há uma injeção de capital visto que é depositado dinheiro de fora do sistema, já no exemplo do financiamento todo o dinheiro advém da poupança já conseguida)</text:p>
      <text:p text:style-name="Standard"/>
      <text:p text:style-name="Standard">O programa usado para resolver o problema foi o seguinte (escrito em python):</text:p>
      <text:p text:style-name="Standard"/>
      <text:p text:style-name="Standard">#!/bin/python</text:p>
      <text:p text:style-name="Standard">C=51900.;</text:p>
      <text:p text:style-name="Standard">Poup=C*1.5;</text:p>
      <text:p text:style-name="Standard">am=751.</text:p>
      <text:p text:style-name="Standard">jur=0.006</text:p>
      <text:p text:style-name="Standard">meses=60;</text:p>
      <text:p text:style-name="Standard">#OP 1</text:p>
      <text:p text:style-name="Standard">Poup=Poup-C;</text:p>
      <text:p text:style-name="Standard">while (meses):</text:p>
      <text:p text:style-name="Standard"><text:s text:c="2"/>Poup=Poup*(1+jur);</text:p>
      <text:p text:style-name="Standard"><text:s text:c="2"/>Poup=Poup+am;</text:p>
      <text:p text:style-name="Standard"><text:s text:c="2"/>meses=meses-1;</text:p>
      <text:p text:style-name="Standard">print "Opcao 1 - pagar diretamente e aplicar as parcelas - Saldo final:",</text:p>
      <text:p text:style-name="Standard">print <text:s/>Poup;</text:p>
      <text:p text:style-name="Standard">print "Lembrando que nessa opcao foi aplicado um extra de:",</text:p>
      <text:p text:style-name="Standard">print am*60;</text:p>
      <text:p text:style-name="Standard"/>
      <text:p text:style-name="Standard">#OP 2</text:p>
      <text:p text:style-name="Standard">Poup=1.5*C;</text:p>
      <text:p text:style-name="Standard">meses=60;</text:p>
      <text:p text:style-name="Standard">Poup=Poup-25000;</text:p>
      <text:p text:style-name="Standard">while (meses):</text:p>
      <text:p text:style-name="Standard"><text:s text:c="4"/>Poup=Poup*(1+jur);</text:p>
      <text:p text:style-name="Standard"><text:s text:c="4"/>Poup=Poup-am;</text:p>
      <text:p text:style-name="Standard"><text:s text:c="4"/>meses=meses-1;</text:p>
      <text:p text:style-name="Standard">print "Opcao 2 - pagar o financiamento - Saldo final:",;</text:p>
      <text:p text:style-name="Standard">print Poup;</text:p>
      <text:p text:style-name="Standard"><text:s text:c="2"/></text:p>
      <text:p text:style-name="Standard">Saida:</text:p>
      <text:p text:style-name="Standard">Opcao 1 - pagar diretamente e aplicar as parcelas - Saldo final: 91200.4255299</text:p>
      <text:p text:style-name="Standard">Lembrando que nessa opcao foi aplicado um extra de: 45060.0 </text:p>
      <text:p text:style-name="Standard">Opcao 2 - pagar o financiamento - Saldo final: 21624.5013373</text:p>
      <text:p text:style-name="Standard"/>
      <text:p text:style-name="Standard">Saldo final se refere a poupança.</text:p>
      <text:p text:style-name="Standard"/>
      <text:p text:style-name="Standard">Na opção 1 gastamos 45060.0 de dinheiro de fora da poupança, obtivemos o carro e ficamos com saldo final de 91200.43 reais</text:p>
      <text:p text:style-name="Standard">Na opção 2 não gastamos dinheiro de fora da poupança e ficamos com saldo final de 21624,50</text:p>
      <text:p text:style-name="Standard"/>
      <text:p text:style-name="Standard">Considerando que o saldo inicial da poupança era de 77850 reais (1,5C):</text:p>
      <text:p text:style-name="Standard">Na opção 1 o valor gasto com o bem foi |91200.43-45060.0-77850.0| = 31709,57 reais</text:p>
      <text:p text:style-name="Standard">Na opção 2 o valor gasto com o bem foi |21624.50-77850| = 56225,50 reais</text:p>
      <text:p text:style-name="Standard">Vemos que a opção 1 é mais vantajosa</text:p>
      <text:p text:style-name="Standard"/>
      <text:p text:style-name="Standard"><text:soft-page-break/>Ex4:</text:p>
      <text:p text:style-name="Standard">SL1:</text:p>
      <text:p text:style-name="Standard">Existem 10 sistemas possiveis para o problema (C(5,3))</text:p>
      <text:p text:style-name="Standard">1,2 - invalido, <draw:frame draw:style-name="fr2" draw:name="Object8" text:anchor-type="as-char" svg:y="-0.1484in" svg:width="0.2217in" svg:height="0.2091in" draw:z-index="7"><draw:object xlink:href="./Object 8" xlink:type="simple" xlink:show="embed" xlink:actuate="onLoad"/><draw:image xlink:href="./ObjectReplacements/Object 8" xlink:type="simple" xlink:show="embed" xlink:actuate="onLoad"/></draw:frame> negativo</text:p>
      <text:p text:style-name="Standard"><draw:frame draw:style-name="fr2" draw:name="Object7" text:anchor-type="as-char" svg:y="-0.339in" svg:width="0.7437in" svg:height="0.6429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>1,3 </text:p>
      <text:p text:style-name="Standard"><draw:frame draw:style-name="fr2" draw:name="Object9" text:anchor-type="as-char" svg:y="-0.339in" svg:width="1.1516in" svg:height="0.6429in" draw:z-index="8"><draw:object xlink:href="./Object 9" xlink:type="simple" xlink:show="embed" xlink:actuate="onLoad"/><draw:image xlink:href="./ObjectReplacements/Object 9" xlink:type="simple" xlink:show="embed" xlink:actuate="onLoad"/></draw:frame> solução <draw:frame draw:style-name="fr2" draw:name="Object22" text:anchor-type="as-char" svg:y="-0.1484in" svg:width="1.7571in" svg:height="0.2091in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Standard">1,4</text:p>
      <text:p text:style-name="Standard"><draw:frame draw:style-name="fr2" draw:name="Object10" text:anchor-type="as-char" svg:y="-0.339in" svg:width="1.1516in" svg:height="0.6429in" draw:z-index="9"><draw:object xlink:href="./Object 10" xlink:type="simple" xlink:show="embed" xlink:actuate="onLoad"/><draw:image xlink:href="./ObjectReplacements/Object 10" xlink:type="simple" xlink:show="embed" xlink:actuate="onLoad"/></draw:frame> solução <draw:frame draw:style-name="fr2" draw:name="Object23" text:anchor-type="as-char" svg:y="-0.1484in" svg:width="1.5047in" svg:height="0.2091in" draw:z-index="22"><draw:object xlink:href="./Object 23" xlink:type="simple" xlink:show="embed" xlink:actuate="onLoad"/><draw:image xlink:href="./ObjectReplacements/Object 23" xlink:type="simple" xlink:show="embed" xlink:actuate="onLoad"/></draw:frame> invalida</text:p>
      <text:p text:style-name="Standard">(1,5)</text:p>
      <text:p text:style-name="Standard"><draw:frame draw:style-name="fr2" draw:name="Object11" text:anchor-type="as-char" svg:y="-0.339in" svg:width="1.0736in" svg:height="0.6429in" draw:z-index="10"><draw:object xlink:href="./Object 11" xlink:type="simple" xlink:show="embed" xlink:actuate="onLoad"/><draw:image xlink:href="./ObjectReplacements/Object 11" xlink:type="simple" xlink:show="embed" xlink:actuate="onLoad"/></draw:frame> solução <draw:frame draw:style-name="fr2" draw:name="Object24" text:anchor-type="as-char" svg:y="-0.1484in" svg:width="1.5102in" svg:height="0.2091in" draw:z-index="23"><draw:object xlink:href="./Object 24" xlink:type="simple" xlink:show="embed" xlink:actuate="onLoad"/><draw:image xlink:href="./ObjectReplacements/Object 24" xlink:type="simple" xlink:show="embed" xlink:actuate="onLoad"/></draw:frame>invalida</text:p>
      <text:p text:style-name="Standard">(2,3) – invalido, <draw:frame draw:style-name="fr2" draw:name="Object18" text:anchor-type="as-char" svg:y="-0.1484in" svg:width="0.2264in" svg:height="0.2091in" draw:z-index="17"><draw:object xlink:href="./Object 18" xlink:type="simple" xlink:show="embed" xlink:actuate="onLoad"/><draw:image xlink:href="./ObjectReplacements/Object 18" xlink:type="simple" xlink:show="embed" xlink:actuate="onLoad"/></draw:frame> negativo</text:p>
      <text:p text:style-name="Standard"><draw:frame draw:style-name="fr2" draw:name="Object12" text:anchor-type="as-char" svg:y="-0.339in" svg:width="1.1083in" svg:height="0.6429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Standard">(2,4) <draw:frame draw:style-name="fr2" draw:name="Object19" text:anchor-type="as-char" svg:y="-0.1484in" svg:width="0.4465in" svg:height="0.2091in" draw:z-index="18"><draw:object xlink:href="./Object 19" xlink:type="simple" xlink:show="embed" xlink:actuate="onLoad"/><draw:image xlink:href="./ObjectReplacements/Object 19" xlink:type="simple" xlink:show="embed" xlink:actuate="onLoad"/></draw:frame> , logo, se <draw:frame draw:style-name="fr2" draw:name="Object20" text:anchor-type="as-char" svg:y="-0.1484in" svg:width="0.8929in" svg:height="0.2091in" draw:z-index="19"><draw:object xlink:href="./Object 20" xlink:type="simple" xlink:show="embed" xlink:actuate="onLoad"/><draw:image xlink:href="./ObjectReplacements/Object 20" xlink:type="simple" xlink:show="embed" xlink:actuate="onLoad"/></draw:frame>, <draw:frame draw:style-name="fr2" draw:name="Object21" text:anchor-type="as-char" svg:y="-0.1484in" svg:width="0.2217in" svg:height="0.2091in" draw:z-index="20"><draw:object xlink:href="./Object 21" xlink:type="simple" xlink:show="embed" xlink:actuate="onLoad"/><draw:image xlink:href="./ObjectReplacements/Object 21" xlink:type="simple" xlink:show="embed" xlink:actuate="onLoad"/></draw:frame>negativo, invalido</text:p>
      <text:p text:style-name="Standard"><draw:frame draw:style-name="fr2" draw:name="Object13" text:anchor-type="as-char" svg:y="-0.339in" svg:width="1.0201in" svg:height="0.6429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>(2,5) mesmo caso de (2,4), invalido</text:p>
      <text:p text:style-name="Standard"><draw:frame draw:style-name="fr2" draw:name="Object14" text:anchor-type="as-char" svg:y="-0.339in" svg:width="1.1083in" svg:height="0.6429in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>(3,4)</text:p>
      <text:p text:style-name="Standard"><draw:frame draw:style-name="fr2" draw:name="Object15" text:anchor-type="as-char" svg:y="-0.339in" svg:width="1.5925in" svg:height="0.6429in" draw:z-index="14"><draw:object xlink:href="./Object 15" xlink:type="simple" xlink:show="embed" xlink:actuate="onLoad"/><draw:image xlink:href="./ObjectReplacements/Object 15" xlink:type="simple" xlink:show="embed" xlink:actuate="onLoad"/></draw:frame> solução <draw:frame draw:style-name="fr2" draw:name="Object25" text:anchor-type="as-char" svg:y="-0.1484in" svg:width="2.3417in" svg:height="0.2091in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Standard">3,5</text:p>
      <text:p text:style-name="Standard"><draw:frame draw:style-name="fr2" draw:name="Object16" text:anchor-type="as-char" svg:y="-0.339in" svg:width="1.598in" svg:height="0.6429in" draw:z-index="15"><draw:object xlink:href="./Object 16" xlink:type="simple" xlink:show="embed" xlink:actuate="onLoad"/><draw:image xlink:href="./ObjectReplacements/Object 16" xlink:type="simple" xlink:show="embed" xlink:actuate="onLoad"/></draw:frame> solução<draw:frame draw:style-name="fr2" draw:name="Object26" text:anchor-type="as-char" svg:y="-0.1484in" svg:width="1.9618in" svg:height="0.2091in" draw:z-index="25"><draw:object xlink:href="./Object 26" xlink:type="simple" xlink:show="embed" xlink:actuate="onLoad"/><draw:image xlink:href="./ObjectReplacements/Object 26" xlink:type="simple" xlink:show="embed" xlink:actuate="onLoad"/></draw:frame> invalida.</text:p>
      <text:p text:style-name="Standard">4,5</text:p>
      <text:p text:style-name="Standard"><draw:frame draw:style-name="fr2" draw:name="Object17" text:anchor-type="as-char" svg:y="-0.339in" svg:width="1.3102in" svg:height="0.6429in" draw:z-index="16"><draw:object xlink:href="./Object 17" xlink:type="simple" xlink:show="embed" xlink:actuate="onLoad"/><draw:image xlink:href="./ObjectReplacements/Object 17" xlink:type="simple" xlink:show="embed" xlink:actuate="onLoad"/></draw:frame> solução <draw:frame draw:style-name="fr2" draw:name="Object27" text:anchor-type="as-char" svg:y="-0.1484in" svg:width="1.5043in" svg:height="0.2091in" draw:z-index="26"><draw:object xlink:href="./Object 27" xlink:type="simple" xlink:show="embed" xlink:actuate="onLoad"/><draw:image xlink:href="./ObjectReplacements/Object 27" xlink:type="simple" xlink:show="embed" xlink:actuate="onLoad"/></draw:frame> invalida</text:p>
      <text:p text:style-name="Standard"/>
      <text:p text:style-name="Standard"/>
      <text:p text:style-name="Standard"/>
      <text:p text:style-name="Standard"/>
      <text:p text:style-name="Standard"><text:soft-page-break/>ficamos com as soluções validas:</text:p>
      <text:p text:style-name="Standard"><draw:frame draw:style-name="fr2" draw:name="Object28" text:anchor-type="as-char" svg:y="-0.1484in" svg:width="2.3417in" svg:height="0.2091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Standard"><draw:frame draw:style-name="fr2" draw:name="Object29" text:anchor-type="as-char" svg:y="-0.1484in" svg:width="1.7571in" svg:height="0.2091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Standard"/>
      <text:p text:style-name="Standard">O custo é dado pela formula</text:p>
      <text:p text:style-name="Standard">[o que for maior que zero, escolhe o que minimiza o custo]</text:p>
      <text:p text:style-name="Standard"/>
      <text:p text:style-name="Standard">As variaveis de folga não podem ser negativas porque o sistema vêm de uma inequação que tem resultado <draw:frame draw:style-name="fr1" draw:name="Object4" text:anchor-type="as-char" svg:y="-0.1484in" svg:width="0.3807in" svg:height="0.1839in" draw:z-index="3"><draw:object xlink:href="./Object 4" xlink:type="simple" xlink:show="embed" xlink:actuate="onLoad"/><draw:image xlink:href="./ObjectReplacements/Object 4" xlink:type="simple" xlink:show="embed" xlink:actuate="onLoad"/></draw:frame>, e elas tem a responsabilidade de neutralizar a parte negativa, resultando em um sistema igual a zero</text:p>
      <text:p text:style-name="Standard"/>
      <text:p text:style-name="Standard"/>
      <text:p text:style-name="Standard"/>
      <text:p text:style-name="Standard"/>
      <text:p text:style-name="Standard"/>
      <text:p text:style-name="Standard">SL2:</text:p>
      <text:p text:style-name="Standard">Ti-Te&gt;=1000</text:p>
      <text:p text:style-name="Standard"/>
      <text:p text:style-name="Standard">Ti&lt;=2000</text:p>
      <text:p text:style-name="Standard">6M1+M2=Te</text:p>
      <text:p text:style-name="Standard">4M1+2M2=Ti</text:p>
      <text:p text:style-name="Standard"/>
      <text:p text:style-name="Standard">M1&lt;=24</text:p>
      <text:p text:style-name="Standard">M2&lt;=6</text:p>
      <text:p text:style-name="Standard"><text:s/></text:p>
      <text:p text:style-name="Standard"><draw:frame draw:style-name="fr1" draw:name="Object6" text:anchor-type="as-char" svg:y="-0.1484in" svg:width="1.039in" svg:height="0.2091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<draw:frame draw:style-name="fr1" draw:name="Object5" text:anchor-type="as-char" svg:y="-0.1484in" svg:width="0.7283in" svg:height="0.2091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3T14:59:12</meta:creation-date>
    <dc:date>2012-05-23T21:34:59</dc:date>
    <meta:editing-duration>PT4H8M17S</meta:editing-duration>
    <meta:editing-cycles>5</meta:editing-cycles>
    <meta:generator>LibreOffice/3.4$Unix LibreOffice_project/340m1$Build-502</meta:generator>
    <meta:document-statistic meta:table-count="0" meta:image-count="0" meta:object-count="29" meta:page-count="4" meta:paragraph-count="123" meta:word-count="540" meta:character-count="3631" meta:non-whitespace-character-count="3028"/>
    <dc:creator>Gabriel Rezende</dc:creator>
  </office:meta>
</office:document-meta>
</file>

<file path=Object 1/content.xml><?xml version="1.0" encoding="utf-8"?>
<math xmlns="http://www.w3.org/1998/Math/MathML">
  <semantics>
    <mrow>
      <mi>f</mi>
      <mrow>
        <mo stretchy="false">(</mo>
        <mrow>
          <msub>
            <mi>x</mi>
            <mi>i</mi>
          </msub>
        </mrow>
        <mo stretchy="false">)</mo>
      </mrow>
    </mrow>
    <annotation encoding="StarMath 5.0"> f(x_i)</annotation>
  </semantics>
</math>
</file>

<file path=Object 10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2</mn>
                </msub>
                <mo stretchy="false">−</mo>
                <msub>
                  <mi>x</mi>
                  <mn>3</mn>
                </msub>
              </mrow>
              <mo stretchy="false">=</mo>
              <mn>360</mn>
            </mrow>
          </mrow>
        </mtd>
      </mtr>
      <mtr>
        <mtd>
          <mrow>
            <mrow>
              <mrow>
                <mo stretchy="false">−</mo>
                <msub>
                  <mn>0.3x</mn>
                  <mn>2</mn>
                </msub>
              </mrow>
              <mo stretchy="false">=</mo>
              <mn>0</mn>
            </mrow>
          </mrow>
        </mtd>
      </mtr>
      <mtr>
        <mtd>
          <mrow>
            <mrow>
              <mrow>
                <mrow>
                  <mo stretchy="false">−</mo>
                  <msub>
                    <mn>0.07x</mn>
                    <mn>2</mn>
                  </msub>
                </mrow>
                <mo stretchy="false">+</mo>
                <msub>
                  <mi>x</mi>
                  <mn>5</mn>
                </msub>
              </mrow>
              <mo stretchy="false">=</mo>
              <mn>0</mn>
            </mrow>
          </mrow>
        </mtd>
      </mtr>
    </mtable>
    <annotation encoding="StarMath 5.0">x_2-x_3=360 newline
-0.3x_2=0 newline
-0.07x_2+x_5=0</annotation>
  </semantics>
</math>
</file>

<file path=Object 11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2</mn>
                </msub>
                <mo stretchy="false">−</mo>
                <msub>
                  <mi>x</mi>
                  <mn>3</mn>
                </msub>
              </mrow>
              <mo stretchy="false">=</mo>
              <mn>360</mn>
            </mrow>
          </mrow>
        </mtd>
      </mtr>
      <mtr>
        <mtd>
          <mrow>
            <mrow>
              <mrow>
                <mrow>
                  <mo stretchy="false">−</mo>
                  <msub>
                    <mn>0.3x</mn>
                    <mn>2</mn>
                  </msub>
                </mrow>
                <mo stretchy="false">+</mo>
                <msub>
                  <mi>x</mi>
                  <mn>4</mn>
                </msub>
              </mrow>
              <mo stretchy="false">=</mo>
              <mn>0</mn>
            </mrow>
          </mrow>
        </mtd>
      </mtr>
      <mtr>
        <mtd>
          <mrow>
            <mrow>
              <mrow>
                <mo stretchy="false">−</mo>
                <msub>
                  <mn>0.07x</mn>
                  <mn>2</mn>
                </msub>
              </mrow>
              <mo stretchy="false">=</mo>
              <mn>0</mn>
            </mrow>
          </mrow>
        </mtd>
      </mtr>
    </mtable>
    <annotation encoding="StarMath 5.0">x_2-x_3=360 newline
-0.3x_2+x_4=0 newline
-0.07x_2=0</annotation>
  </semantics>
</math>
</file>

<file path=Object 12/content.xml><?xml version="1.0" encoding="utf-8"?>
<math xmlns="http://www.w3.org/1998/Math/MathML">
  <semantics>
    <mtable>
      <mtr>
        <mtd>
          <mrow>
            <mrow>
              <msub>
                <mi>x</mi>
                <mn>1</mn>
              </msub>
              <mo stretchy="false">=</mo>
              <mn>360</mn>
            </mrow>
          </mrow>
        </mtd>
      </mtr>
      <mtr>
        <mtd>
          <mrow>
            <mrow>
              <mrow>
                <msub>
                  <mn>0.255x</mn>
                  <mn>1</mn>
                </msub>
                <mo stretchy="false">+</mo>
                <msub>
                  <mi>x</mi>
                  <mn>4</mn>
                </msub>
              </mrow>
              <mo stretchy="false">=</mo>
              <mn>0</mn>
            </mrow>
          </mrow>
        </mtd>
      </mtr>
      <mtr>
        <mtd>
          <mrow>
            <mrow>
              <mrow>
                <msub>
                  <mn>0.03x</mn>
                  <mn>1</mn>
                </msub>
                <mo stretchy="false">+</mo>
                <msub>
                  <mi>x</mi>
                  <mn>5</mn>
                </msub>
              </mrow>
              <mo stretchy="false">=</mo>
              <mn>0</mn>
            </mrow>
          </mrow>
        </mtd>
      </mtr>
    </mtable>
    <annotation encoding="StarMath 5.0">x_1=360 newline
0.255x_1+x_4=0 newline
0.03x_1+x_5=0</annotation>
  </semantics>
</math>
</file>

<file path=Object 13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−</mo>
                <msub>
                  <mi>x</mi>
                  <mn>3</mn>
                </msub>
              </mrow>
              <mo stretchy="false">=</mo>
              <mn>360</mn>
            </mrow>
          </mrow>
        </mtd>
      </mtr>
      <mtr>
        <mtd>
          <mrow>
            <mrow>
              <msub>
                <mn>0.255x</mn>
                <mn>1</mn>
              </msub>
              <mo stretchy="false">=</mo>
              <mn>0</mn>
            </mrow>
          </mrow>
        </mtd>
      </mtr>
      <mtr>
        <mtd>
          <mrow>
            <mrow>
              <mrow>
                <msub>
                  <mn>0.03x</mn>
                  <mn>1</mn>
                </msub>
                <mo stretchy="false">+</mo>
                <msub>
                  <mi>x</mi>
                  <mn>5</mn>
                </msub>
              </mrow>
              <mo stretchy="false">=</mo>
              <mn>0</mn>
            </mrow>
          </mrow>
        </mtd>
      </mtr>
    </mtable>
    <annotation encoding="StarMath 5.0">x_1-x_3=360 newline
0.255x_1=0 newline
0.03x_1+x_5=0</annotation>
  </semantics>
</math>
</file>

<file path=Object 14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−</mo>
                <msub>
                  <mi>x</mi>
                  <mn>3</mn>
                </msub>
              </mrow>
              <mo stretchy="false">=</mo>
              <mn>360</mn>
            </mrow>
          </mrow>
        </mtd>
      </mtr>
      <mtr>
        <mtd>
          <mrow>
            <mrow>
              <mrow>
                <msub>
                  <mn>0.255x</mn>
                  <mn>1</mn>
                </msub>
                <mo stretchy="false">+</mo>
                <msub>
                  <mi>x</mi>
                  <mn>4</mn>
                </msub>
              </mrow>
              <mo stretchy="false">=</mo>
              <mn>0</mn>
            </mrow>
          </mrow>
        </mtd>
      </mtr>
      <mtr>
        <mtd>
          <mrow>
            <mrow>
              <msub>
                <mn>0.03x</mn>
                <mn>1</mn>
              </msub>
              <mo stretchy="false">=</mo>
              <mn>0</mn>
            </mrow>
          </mrow>
        </mtd>
      </mtr>
    </mtable>
    <annotation encoding="StarMath 5.0">x_1-x_3=360 newline
0.255x_1+x_4=0 newline
0.03x_1=0</annotation>
  </semantics>
</math>
</file>

<file path=Object 15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2</mn>
                </msub>
              </mrow>
              <mo stretchy="false">=</mo>
              <mn>360</mn>
            </mrow>
          </mrow>
        </mtd>
      </mtr>
      <mtr>
        <mtd>
          <mrow>
            <mrow>
              <mrow>
                <msub>
                  <mn>0.255x</mn>
                  <mn>1</mn>
                </msub>
                <mo stretchy="false">−</mo>
                <msub>
                  <mn>0.3x</mn>
                  <mn>2</mn>
                </msub>
              </mrow>
              <mo stretchy="false">=</mo>
              <mn>0</mn>
            </mrow>
          </mrow>
        </mtd>
      </mtr>
      <mtr>
        <mtd>
          <mrow>
            <mrow>
              <mrow>
                <mrow>
                  <msub>
                    <mn>0.03x</mn>
                    <mn>1</mn>
                  </msub>
                  <mo stretchy="false">−</mo>
                  <msub>
                    <mn>0.07x</mn>
                    <mn>2</mn>
                  </msub>
                </mrow>
                <mo stretchy="false">+</mo>
                <msub>
                  <mi>x</mi>
                  <mn>5</mn>
                </msub>
              </mrow>
              <mo stretchy="false">=</mo>
              <mn>0</mn>
            </mrow>
          </mrow>
        </mtd>
      </mtr>
    </mtable>
    <annotation encoding="StarMath 5.0">x_1+x_2=360 newline
0.255x_1-0.3x_2=0 newline
0.03x_1-0.07x_2+x_5=0</annotation>
  </semantics>
</math>
</file>

<file path=Object 16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2</mn>
                </msub>
              </mrow>
              <mo stretchy="false">=</mo>
              <mn>360</mn>
            </mrow>
          </mrow>
        </mtd>
      </mtr>
      <mtr>
        <mtd>
          <mrow>
            <mrow>
              <mrow>
                <mrow>
                  <msub>
                    <mn>0.255x</mn>
                    <mn>1</mn>
                  </msub>
                  <mo stretchy="false">−</mo>
                  <msub>
                    <mn>0.3x</mn>
                    <mn>2</mn>
                  </msub>
                </mrow>
                <mo stretchy="false">+</mo>
                <msub>
                  <mi>x</mi>
                  <mn>4</mn>
                </msub>
              </mrow>
              <mo stretchy="false">=</mo>
              <mn>0</mn>
            </mrow>
          </mrow>
        </mtd>
      </mtr>
      <mtr>
        <mtd>
          <mrow>
            <mrow>
              <mrow>
                <msub>
                  <mn>0.03x</mn>
                  <mn>1</mn>
                </msub>
                <mo stretchy="false">−</mo>
                <msub>
                  <mn>0.07x</mn>
                  <mn>2</mn>
                </msub>
              </mrow>
              <mo stretchy="false">=</mo>
              <mn>0</mn>
            </mrow>
          </mrow>
        </mtd>
      </mtr>
    </mtable>
    <annotation encoding="StarMath 5.0">x_1+x_2=360 newline
0.255x_1-0.3x_2+x_4=0 newline
0.03x_1-0.07x_2=0</annotation>
  </semantics>
</math>
</file>

<file path=Object 17/content.xml><?xml version="1.0" encoding="utf-8"?>
<math xmlns="http://www.w3.org/1998/Math/MathML">
  <semantics>
    <mtable>
      <mtr>
        <mtd>
          <mrow>
            <mrow>
              <mrow>
                <mrow>
                  <msub>
                    <mi>x</mi>
                    <mn>1</mn>
                  </msub>
                  <mo stretchy="false">+</mo>
                  <msub>
                    <mi>x</mi>
                    <mn>2</mn>
                  </msub>
                </mrow>
                <mo stretchy="false">−</mo>
                <msub>
                  <mi>x</mi>
                  <mn>3</mn>
                </msub>
              </mrow>
              <mo stretchy="false">=</mo>
              <mn>360</mn>
            </mrow>
          </mrow>
        </mtd>
      </mtr>
      <mtr>
        <mtd>
          <mrow>
            <mrow>
              <mrow>
                <msub>
                  <mn>0.255x</mn>
                  <mn>1</mn>
                </msub>
                <mo stretchy="false">−</mo>
                <msub>
                  <mn>0.3x</mn>
                  <mn>2</mn>
                </msub>
              </mrow>
              <mo stretchy="false">=</mo>
              <mn>0</mn>
            </mrow>
          </mrow>
        </mtd>
      </mtr>
      <mtr>
        <mtd>
          <mrow>
            <mrow>
              <mrow>
                <msub>
                  <mn>0.03x</mn>
                  <mn>1</mn>
                </msub>
                <mo stretchy="false">−</mo>
                <msub>
                  <mn>0.07x</mn>
                  <mn>2</mn>
                </msub>
              </mrow>
              <mo stretchy="false">=</mo>
              <mn>0</mn>
            </mrow>
          </mrow>
        </mtd>
      </mtr>
    </mtable>
    <annotation encoding="StarMath 5.0">x_1+x_2-x_3=360 newline
0.255x_1-0.3x_2=0 newline
0.03x_1-0.07x_2=0</annotation>
  </semantics>
</math>
</file>

<file path=Object 18/content.xml><?xml version="1.0" encoding="utf-8"?>
<math xmlns="http://www.w3.org/1998/Math/MathML">
  <semantics>
    <mrow>
      <msub>
        <mi>x</mi>
        <mn>4</mn>
      </msub>
    </mrow>
    <annotation encoding="StarMath 5.0">x_4</annotation>
  </semantics>
</math>
</file>

<file path=Object 19/content.xml><?xml version="1.0" encoding="utf-8"?>
<math xmlns="http://www.w3.org/1998/Math/MathML">
  <semantics>
    <mrow>
      <mrow>
        <msub>
          <mi>x</mi>
          <mn>1</mn>
        </msub>
        <mo stretchy="false">=</mo>
        <mn>0</mn>
      </mrow>
    </mrow>
    <annotation encoding="StarMath 5.0">x_1=0</annotation>
  </semantics>
</math>
</file>

<file path=Object 2/content.xml><?xml version="1.0" encoding="utf-8"?>
<math xmlns="http://www.w3.org/1998/Math/MathML">
  <semantics>
    <mrow>
      <mi>f</mi>
      <mrow>
        <mo stretchy="false">(</mo>
        <mrow>
          <msub>
            <mi>x</mi>
            <mi>i</mi>
          </msub>
        </mrow>
        <mo stretchy="false">)</mo>
      </mrow>
    </mrow>
    <annotation encoding="StarMath 5.0"> f(x_i)</annotation>
  </semantics>
</math>
</file>

<file path=Object 20/content.xml><?xml version="1.0" encoding="utf-8"?>
<math xmlns="http://www.w3.org/1998/Math/MathML">
  <semantics>
    <mrow>
      <mrow>
        <mrow>
          <msub>
            <mi>x</mi>
            <mn>1</mn>
          </msub>
          <mo stretchy="false">−</mo>
          <msub>
            <mi>x</mi>
            <mn>3</mn>
          </msub>
        </mrow>
        <mo stretchy="false">=</mo>
        <mn>360</mn>
      </mrow>
    </mrow>
    <annotation encoding="StarMath 5.0">x_1-x_3=360</annotation>
  </semantics>
</math>
</file>

<file path=Object 21/content.xml><?xml version="1.0" encoding="utf-8"?>
<math xmlns="http://www.w3.org/1998/Math/MathML">
  <semantics>
    <mrow>
      <msub>
        <mi>x</mi>
        <mn>3</mn>
      </msub>
    </mrow>
    <annotation encoding="StarMath 5.0">x_3 </annotation>
  </semantics>
</math>
</file>

<file path=Object 22/content.xml><?xml version="1.0" encoding="utf-8"?>
<math xmlns="http://www.w3.org/1998/Math/MathML">
  <semantics>
    <mrow>
      <mrow>
        <msub>
          <mi>x</mi>
          <mn>2</mn>
        </msub>
        <mo stretchy="false">=</mo>
        <mn>360</mn>
      </mrow>
      <mrow>
        <msub>
          <mi>x</mi>
          <mn>4</mn>
        </msub>
        <mo stretchy="false">=</mo>
        <mn>108</mn>
      </mrow>
      <mrow>
        <msub>
          <mi>x</mi>
          <mn>5</mn>
        </msub>
        <mo stretchy="false">=</mo>
        <mn>25.2</mn>
      </mrow>
    </mrow>
    <annotation encoding="StarMath 5.0">x_2=360 x_4=108 x_5=25.2</annotation>
  </semantics>
</math>
</file>

<file path=Object 23/content.xml><?xml version="1.0" encoding="utf-8"?>
<math xmlns="http://www.w3.org/1998/Math/MathML">
  <semantics>
    <mrow>
      <mrow>
        <msub>
          <mi>x</mi>
          <mn>2</mn>
        </msub>
        <mo stretchy="false">=</mo>
        <mn>0</mn>
      </mrow>
      <mrow>
        <msub>
          <mi>x</mi>
          <mn>3</mn>
        </msub>
        <mo stretchy="false">=</mo>
        <mrow>
          <mo stretchy="false">−</mo>
          <mn>360</mn>
        </mrow>
      </mrow>
      <mrow>
        <msub>
          <mi>x</mi>
          <mn>5</mn>
        </msub>
        <mo stretchy="false">=</mo>
        <mn>0</mn>
      </mrow>
    </mrow>
    <annotation encoding="StarMath 5.0">x_2=0 x_3=-360 x_5=0</annotation>
  </semantics>
</math>
</file>

<file path=Object 24/content.xml><?xml version="1.0" encoding="utf-8"?>
<math xmlns="http://www.w3.org/1998/Math/MathML">
  <semantics>
    <mrow>
      <mrow>
        <msub>
          <mi>x</mi>
          <mn>2</mn>
        </msub>
        <mo stretchy="false">=</mo>
        <mn>0</mn>
      </mrow>
      <mrow>
        <msub>
          <mi>x</mi>
          <mn>3</mn>
        </msub>
        <mo stretchy="false">=</mo>
        <mrow>
          <mo stretchy="false">−</mo>
          <mn>360</mn>
        </mrow>
      </mrow>
      <mrow>
        <msub>
          <mi>x</mi>
          <mn>4</mn>
        </msub>
        <mo stretchy="false">=</mo>
        <mn>0</mn>
      </mrow>
    </mrow>
    <annotation encoding="StarMath 5.0">x_2=0 x_3=-360 x_4=0</annotation>
  </semantics>
</math>
</file>

<file path=Object 25/content.xml><?xml version="1.0" encoding="utf-8"?>
<math xmlns="http://www.w3.org/1998/Math/MathML">
  <semantics>
    <mrow>
      <mrow>
        <msub>
          <mi>x</mi>
          <mn>1</mn>
        </msub>
        <mo stretchy="false">=</mo>
        <mn>192.594</mn>
      </mrow>
      <mrow>
        <msub>
          <mi>x</mi>
          <mn>2</mn>
        </msub>
        <mo stretchy="false">=</mo>
        <mn>165.405</mn>
      </mrow>
      <mrow>
        <msub>
          <mi>x</mi>
          <mn>5</mn>
        </msub>
        <mo stretchy="false">=</mo>
        <mn>5.74</mn>
      </mrow>
    </mrow>
    <annotation encoding="StarMath 5.0">x_1=192.594 x_2=165.405 x_5=5.74</annotation>
  </semantics>
</math>
</file>

<file path=Object 26/content.xml><?xml version="1.0" encoding="utf-8"?>
<math xmlns="http://www.w3.org/1998/Math/MathML">
  <semantics>
    <mrow>
      <mrow>
        <msub>
          <mi>x</mi>
          <mn>1</mn>
        </msub>
        <mo stretchy="false">=</mo>
        <mn>252</mn>
      </mrow>
      <mrow>
        <msub>
          <mi>x</mi>
          <mn>2</mn>
        </msub>
        <mo stretchy="false">=</mo>
        <mn>108</mn>
      </mrow>
      <mrow>
        <msub>
          <mi>x</mi>
          <mn>4</mn>
        </msub>
        <mo stretchy="false">=</mo>
        <mrow>
          <mo stretchy="false">−</mo>
          <mn>31.86</mn>
        </mrow>
      </mrow>
    </mrow>
    <annotation encoding="StarMath 5.0"> x_1=252 x_2=108 x_4=-31.86</annotation>
  </semantics>
</math>
</file>

<file path=Object 27/content.xml><?xml version="1.0" encoding="utf-8"?>
<math xmlns="http://www.w3.org/1998/Math/MathML">
  <semantics>
    <mrow>
      <mrow>
        <msub>
          <mi>x</mi>
          <mn>1</mn>
        </msub>
        <mo stretchy="false">=</mo>
        <mn>0</mn>
      </mrow>
      <mrow>
        <msub>
          <mi>x</mi>
          <mn>2</mn>
        </msub>
        <mo stretchy="false">=</mo>
        <mn>0</mn>
      </mrow>
      <mrow>
        <msub>
          <mi>x</mi>
          <mn>3</mn>
        </msub>
        <mo stretchy="false">=</mo>
        <mrow>
          <mo stretchy="false">−</mo>
          <mn>360</mn>
        </mrow>
      </mrow>
    </mrow>
    <annotation encoding="StarMath 5.0">x_1=0 x_2=0 x_3=-360</annotation>
  </semantics>
</math>
</file>

<file path=Object 28/content.xml><?xml version="1.0" encoding="utf-8"?>
<math xmlns="http://www.w3.org/1998/Math/MathML">
  <semantics>
    <mrow>
      <mrow>
        <msub>
          <mi>x</mi>
          <mn>1</mn>
        </msub>
        <mo stretchy="false">=</mo>
        <mn>192.594</mn>
      </mrow>
      <mrow>
        <msub>
          <mi>x</mi>
          <mn>2</mn>
        </msub>
        <mo stretchy="false">=</mo>
        <mn>165.405</mn>
      </mrow>
      <mrow>
        <msub>
          <mi>x</mi>
          <mn>5</mn>
        </msub>
        <mo stretchy="false">=</mo>
        <mn>5.74</mn>
      </mrow>
    </mrow>
    <annotation encoding="StarMath 5.0">x_1=192.594 x_2=165.405 x_5=5.74</annotation>
  </semantics>
</math>
</file>

<file path=Object 29/content.xml><?xml version="1.0" encoding="utf-8"?>
<math xmlns="http://www.w3.org/1998/Math/MathML">
  <semantics>
    <mrow>
      <mrow>
        <msub>
          <mi>x</mi>
          <mn>2</mn>
        </msub>
        <mo stretchy="false">=</mo>
        <mn>360</mn>
      </mrow>
      <mrow>
        <msub>
          <mi>x</mi>
          <mn>4</mn>
        </msub>
        <mo stretchy="false">=</mo>
        <mn>108</mn>
      </mrow>
      <mrow>
        <msub>
          <mi>x</mi>
          <mn>5</mn>
        </msub>
        <mo stretchy="false">=</mo>
        <mn>25.2</mn>
      </mrow>
    </mrow>
    <annotation encoding="StarMath 5.0">x_2=360 x_4=108 x_5=25.2</annotation>
  </semantics>
</math>
</file>

<file path=Object 3/content.xml><?xml version="1.0" encoding="utf-8"?>
<math xmlns="http://www.w3.org/1998/Math/MathML">
  <semantics>
    <mrow>
      <mi>f</mi>
      <mrow>
        <mo stretchy="false">(</mo>
        <mrow>
          <msub>
            <mi>x</mi>
            <mi>i</mi>
          </msub>
        </mrow>
        <mo stretchy="false">)</mo>
      </mrow>
    </mrow>
    <annotation encoding="StarMath 5.0"> f(x_i)</annotation>
  </semantics>
</math>
</file>

<file path=Object 4/content.xml><?xml version="1.0" encoding="utf-8"?>
<math xmlns="http://www.w3.org/1998/Math/MathML">
  <semantics>
    <mrow>
      <mrow>
        <mi>r</mi>
        <mo stretchy="false">⩽</mo>
        <mn>0</mn>
      </mrow>
    </mrow>
    <annotation encoding="StarMath 5.0"> r leslant 0</annotation>
  </semantics>
</math>
</file>

<file path=Object 5/content.xml><?xml version="1.0" encoding="utf-8"?>
<math xmlns="http://www.w3.org/1998/Math/MathML">
  <semantics>
    <mrow>
      <mrow>
        <mrow>
          <mi mathvariant="italic">Ti</mi>
          <mo stretchy="false">−</mo>
          <msub>
            <mi>x</mi>
            <mn>2</mn>
          </msub>
        </mrow>
        <mo stretchy="false">=</mo>
        <mn>0</mn>
      </mrow>
    </mrow>
    <annotation encoding="StarMath 5.0">Ti-x_2=0</annotation>
  </semantics>
</math>
</file>

<file path=Object 6/content.xml><?xml version="1.0" encoding="utf-8"?>
<math xmlns="http://www.w3.org/1998/Math/MathML">
  <semantics>
    <mrow>
      <mrow>
        <mrow>
          <mrow>
            <mi mathvariant="italic">Ti</mi>
            <mo stretchy="false">−</mo>
            <mi mathvariant="italic">Te</mi>
          </mrow>
          <mo stretchy="false">−</mo>
          <msub>
            <mi>x</mi>
            <mn>1</mn>
          </msub>
        </mrow>
        <mo stretchy="false">=</mo>
        <mn>0</mn>
      </mrow>
    </mrow>
    <annotation encoding="StarMath 5.0">Ti-Te-x_1=0</annotation>
  </semantics>
</math>
</file>

<file path=Object 7/content.xml><?xml version="1.0" encoding="utf-8"?>
<math xmlns="http://www.w3.org/1998/Math/MathML">
  <semantics>
    <mtable>
      <mtr>
        <mtd>
          <mrow>
            <mrow>
              <mrow>
                <mo stretchy="false">−</mo>
                <msub>
                  <mi>x</mi>
                  <mn>3</mn>
                </msub>
              </mrow>
              <mo stretchy="false">=</mo>
              <mn>360</mn>
            </mrow>
          </mrow>
        </mtd>
      </mtr>
      <mtr>
        <mtd>
          <mrow>
            <mrow>
              <msub>
                <mi>x</mi>
                <mn>4</mn>
              </msub>
              <mo stretchy="false">=</mo>
              <mn>0</mn>
            </mrow>
          </mrow>
        </mtd>
      </mtr>
      <mtr>
        <mtd>
          <mrow>
            <mrow>
              <msub>
                <mi>x</mi>
                <mn>5</mn>
              </msub>
              <mo stretchy="false">=</mo>
              <mn>0</mn>
            </mrow>
          </mrow>
        </mtd>
      </mtr>
    </mtable>
    <annotation encoding="StarMath 5.0">-x_3=360 newline 
x_4=0 newline 
x_5=0</annotation>
  </semantics>
</math>
</file>

<file path=Object 8/content.xml><?xml version="1.0" encoding="utf-8"?>
<math xmlns="http://www.w3.org/1998/Math/MathML">
  <semantics>
    <mrow>
      <msub>
        <mi>x</mi>
        <mn>3</mn>
      </msub>
    </mrow>
    <annotation encoding="StarMath 5.0">x_3</annotation>
  </semantics>
</math>
</file>

<file path=Object 9/content.xml><?xml version="1.0" encoding="utf-8"?>
<math xmlns="http://www.w3.org/1998/Math/MathML">
  <semantics>
    <mtable>
      <mtr>
        <mtd>
          <mrow>
            <mrow>
              <msub>
                <mi>x</mi>
                <mn>2</mn>
              </msub>
              <mo stretchy="false">=</mo>
              <mn>360</mn>
            </mrow>
          </mrow>
        </mtd>
      </mtr>
      <mtr>
        <mtd>
          <mrow>
            <mrow>
              <mrow>
                <mrow>
                  <mo stretchy="false">−</mo>
                  <msub>
                    <mn>0.3x</mn>
                    <mn>2</mn>
                  </msub>
                </mrow>
                <mo stretchy="false">+</mo>
                <msub>
                  <mi>x</mi>
                  <mn>4</mn>
                </msub>
              </mrow>
              <mo stretchy="false">=</mo>
              <mn>0</mn>
            </mrow>
          </mrow>
        </mtd>
      </mtr>
      <mtr>
        <mtd>
          <mrow>
            <mrow>
              <mrow>
                <mrow>
                  <mo stretchy="false">−</mo>
                  <msub>
                    <mn>0.07x</mn>
                    <mn>2</mn>
                  </msub>
                </mrow>
                <mo stretchy="false">+</mo>
                <msub>
                  <mi>x</mi>
                  <mn>5</mn>
                </msub>
              </mrow>
              <mo stretchy="false">=</mo>
              <mn>0</mn>
            </mrow>
          </mrow>
        </mtd>
      </mtr>
    </mtable>
    <annotation encoding="StarMath 5.0">x_2=360 newline
-0.3x_2+x_4=0 newline
-0.07x_2+x_5=0</annotation>
  </semantics>
</math>
</file>